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0000007000071DF00003553B9BEDBA5.svm" manifest:media-type=""/>
  <manifest:file-entry manifest:full-path="Pictures/20000007000066EF0000348BCA8B64B3.svm" manifest:media-type=""/>
  <manifest:file-entry manifest:full-path="Pictures/200000070000A5A100003D238E27A2A1.svm" manifest:media-type=""/>
  <manifest:file-entry manifest:full-path="Pictures/200000070000AB19000083D72F069DDE.svm" manifest:media-type=""/>
  <manifest:file-entry manifest:full-path="Pictures/200000070000B18B00008279A8253044.svm" manifest:media-type=""/>
  <manifest:file-entry manifest:full-path="Pictures/200000070000AC45000081E3365A62C1.svm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spreadshee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7cm" style:rel-column-width="65535*"/>
    </style:style>
    <style:style style:name="Tableau1.A1" style:family="table-cell">
      <style:table-cell-properties fo:padding="0.097cm" fo:border="0.05pt solid #000000"/>
    </style:style>
    <style:style style:name="Tableau2" style:family="table">
      <style:table-properties style:width="17.013cm" fo:margin-left="0cm" fo:margin-right="-0.012cm" table:align="margins"/>
    </style:style>
    <style:style style:name="Tableau2.A" style:family="table-column">
      <style:table-column-properties style:column-width="8.07cm" style:rel-column-width="31085*"/>
    </style:style>
    <style:style style:name="Tableau2.B" style:family="table-column">
      <style:table-column-properties style:column-width="1.693cm" style:rel-column-width="6522*"/>
    </style:style>
    <style:style style:name="Tableau2.C" style:family="table-column">
      <style:table-column-properties style:column-width="7.25cm" style:rel-column-width="27928*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.013cm" fo:margin-left="0cm" fo:margin-right="-0.012cm" table:align="margins"/>
    </style:style>
    <style:style style:name="Tableau3.A" style:family="table-column">
      <style:table-column-properties style:column-width="5.186cm" style:rel-column-width="19976*"/>
    </style:style>
    <style:style style:name="Tableau3.B" style:family="table-column">
      <style:table-column-properties style:column-width="0.741cm" style:rel-column-width="2853*"/>
    </style:style>
    <style:style style:name="Tableau3.C" style:family="table-column">
      <style:table-column-properties style:column-width="5.53cm" style:rel-column-width="21301*"/>
    </style:style>
    <style:style style:name="Tableau3.D" style:family="table-column">
      <style:table-column-properties style:column-width="5.556cm" style:rel-column-width="21405*"/>
    </style:style>
    <style:style style:name="Tableau3.A1" style:family="table-cell">
      <style:table-cell-properties fo:padding="0.097cm" fo:border="none"/>
    </style:style>
    <style:style style:name="Tableau3.B2" style:family="table-cell" style:data-style-name="N0">
      <style:table-cell-properties fo:padding="0.097cm" fo:border="non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B" style:family="table-column">
      <style:table-column-properties style:column-width="8.5cm" style:rel-column-width="32768*"/>
    </style:style>
    <style:style style:name="Tableau4.A1" style:family="table-cell">
      <style:table-cell-properties fo:padding="0.097cm" fo:border="none"/>
    </style:style>
    <style:style style:name="Tableau5" style:family="table">
      <style:table-properties style:width="16.992cm" fo:margin-left="0cm" fo:margin-right="0.009cm" table:align="margins"/>
    </style:style>
    <style:style style:name="Tableau5.A" style:family="table-column">
      <style:table-column-properties style:column-width="2.408cm" style:rel-column-width="9286*"/>
    </style:style>
    <style:style style:name="Tableau5.B" style:family="table-column">
      <style:table-column-properties style:column-width="1.122cm" style:rel-column-width="4326*"/>
    </style:style>
    <style:style style:name="Tableau5.N" style:family="table-column">
      <style:table-column-properties style:column-width="1.124cm" style:rel-column-width="433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5.N1" style:family="table-cell" style:data-style-name="N0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5.N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6" style:family="table">
      <style:table-properties style:width="16.992cm" fo:margin-left="0cm" fo:margin-right="0.009cm" table:align="margins"/>
    </style:style>
    <style:style style:name="Tableau6.A" style:family="table-column">
      <style:table-column-properties style:column-width="2.408cm" style:rel-column-width="9286*"/>
    </style:style>
    <style:style style:name="Tableau6.B" style:family="table-column">
      <style:table-column-properties style:column-width="2.431cm" style:rel-column-width="9374*"/>
    </style:style>
    <style:style style:name="Tableau6.G" style:family="table-column">
      <style:table-column-properties style:column-width="2.432cm" style:rel-column-width="9379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6.G1" style:family="table-cell" style:data-style-name="N0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6.G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6.984cm" fo:margin-left="0cm" fo:margin-right="0.016cm" table:align="margins"/>
    </style:style>
    <style:style style:name="Tableau7.A" style:family="table-column">
      <style:table-column-properties style:column-width="2.408cm" style:rel-column-width="9290*"/>
    </style:style>
    <style:style style:name="Tableau7.B" style:family="table-column">
      <style:table-column-properties style:column-width="1.822cm" style:rel-column-width="7030*"/>
    </style:style>
    <style:style style:name="Tableau7.I" style:family="table-column">
      <style:table-column-properties style:column-width="1.824cm" style:rel-column-width="703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7.I1" style:family="table-cell" style:data-style-name="N0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7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8" style:family="table">
      <style:table-properties style:width="16.992cm" fo:margin-left="0cm" fo:margin-right="0.009cm" table:align="margins"/>
    </style:style>
    <style:style style:name="Tableau8.A" style:family="table-column">
      <style:table-column-properties style:column-width="2.408cm" style:rel-column-width="9286*"/>
    </style:style>
    <style:style style:name="Tableau8.B" style:family="table-column">
      <style:table-column-properties style:column-width="1.122cm" style:rel-column-width="4326*"/>
    </style:style>
    <style:style style:name="Tableau8.N" style:family="table-column">
      <style:table-column-properties style:column-width="1.124cm" style:rel-column-width="4337*"/>
    </style:style>
    <style:style style:name="Tableau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8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8.N1" style:family="table-cell" style:data-style-name="N0">
      <style:table-cell-properties fo:padding="0.097cm" fo:border="0.05pt solid #000000"/>
    </style:style>
    <style:style style:name="Tableau8.A2" style:family="table-cell">
      <style:table-cell-properties fo:padding="0.097cm" fo:border-left="0.05pt solid #000000" fo:border-right="none" fo:border-top="none" fo:border-bottom="0.05pt solid #000000"/>
    </style:style>
    <style:style style:name="Tableau8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8.N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6.992cm" fo:margin-left="0cm" fo:margin-right="0.009cm" table:align="margins"/>
    </style:style>
    <style:style style:name="Tableau9.A" style:family="table-column">
      <style:table-column-properties style:column-width="2.408cm" style:rel-column-width="9286*"/>
    </style:style>
    <style:style style:name="Tableau9.B" style:family="table-column">
      <style:table-column-properties style:column-width="2.431cm" style:rel-column-width="9374*"/>
    </style:style>
    <style:style style:name="Tableau9.G" style:family="table-column">
      <style:table-column-properties style:column-width="2.432cm" style:rel-column-width="9379*"/>
    </style:style>
    <style:style style:name="Tableau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9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9.G1" style:family="table-cell" style:data-style-name="N0">
      <style:table-cell-properties fo:padding="0.097cm" fo:border="0.05pt solid #000000"/>
    </style:style>
    <style:style style:name="Tableau9.A2" style:family="table-cell">
      <style:table-cell-properties fo:padding="0.097cm" fo:border-left="0.05pt solid #000000" fo:border-right="none" fo:border-top="none" fo:border-bottom="0.05pt solid #000000"/>
    </style:style>
    <style:style style:name="Tableau9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9.G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0" style:family="table">
      <style:table-properties style:width="16.984cm" fo:margin-left="0cm" fo:margin-right="0.016cm" table:align="margins"/>
    </style:style>
    <style:style style:name="Tableau10.A" style:family="table-column">
      <style:table-column-properties style:column-width="2.408cm" style:rel-column-width="9290*"/>
    </style:style>
    <style:style style:name="Tableau10.B" style:family="table-column">
      <style:table-column-properties style:column-width="1.822cm" style:rel-column-width="7030*"/>
    </style:style>
    <style:style style:name="Tableau10.I" style:family="table-column">
      <style:table-column-properties style:column-width="1.824cm" style:rel-column-width="7035*"/>
    </style:style>
    <style:style style:name="Tableau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0.B1" style:family="table-cell" style:data-style-name="N0">
      <style:table-cell-properties fo:padding="0.097cm" fo:border-left="0.05pt solid #000000" fo:border-right="none" fo:border-top="0.05pt solid #000000" fo:border-bottom="0.05pt solid #000000"/>
    </style:style>
    <style:style style:name="Tableau10.I1" style:family="table-cell" style:data-style-name="N0">
      <style:table-cell-properties fo:padding="0.097cm" fo:border="0.05pt solid #000000"/>
    </style:style>
    <style:style style:name="Tableau10.A2" style:family="table-cell">
      <style:table-cell-properties fo:padding="0.097cm" fo:border-left="0.05pt solid #000000" fo:border-right="none" fo:border-top="none" fo:border-bottom="0.05pt solid #000000"/>
    </style:style>
    <style:style style:name="Tableau10.B2" style:family="table-cell" style:data-style-name="N0">
      <style:table-cell-properties fo:padding="0.097cm" fo:border-left="0.05pt solid #000000" fo:border-right="none" fo:border-top="none" fo:border-bottom="0.05pt solid #000000"/>
    </style:style>
    <style:style style:name="Tableau10.I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eau11" style:family="table">
      <style:table-properties style:width="16.981cm" table:align="left" style:writing-mode="lr-tb"/>
    </style:style>
    <style:style style:name="Tableau11.A" style:family="table-column">
      <style:table-column-properties style:column-width="5.66cm"/>
    </style:style>
    <style:style style:name="Tableau11.1" style:family="table-row">
      <style:table-row-properties fo:keep-together="auto"/>
    </style:style>
    <style:style style:name="Tableau1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au11.C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au11.A2" style:family="table-cell">
      <style:table-cell-properties style:vertical-align="top" fo:background-color="#ffffff" fo:padding-left="0.071cm" fo:padding-right="0.07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au11.C2" style:family="table-cell">
      <style:table-cell-properties style:vertical-align="top" fo:background-color="#ffffff" fo:padding-left="0.071cm" fo:padding-right="0.071cm" fo:padding-top="0cm" fo:padding-bottom="0cm" fo:border="0.5pt solid #000000" style:writing-mode="lr-tb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"/>
    </style:style>
    <style:style style:name="P4" style:family="paragraph" style:parent-style-name="Standard">
      <style:text-properties style:font-name="Times" style:text-underline-style="none"/>
    </style:style>
    <style:style style:name="P5" style:family="paragraph" style:parent-style-name="Standard">
      <style:text-properties style:font-name="Times"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P6" style:family="paragraph" style:parent-style-name="Standard">
      <style:text-properties style:font-name="Times" style:text-underline-style="solid" style:text-underline-width="auto" style:text-underline-color="font-color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0" style:family="paragraph" style:parent-style-name="Standard">
      <style:text-properties style:text-underline-style="none"/>
    </style:style>
    <style:style style:name="P11" style:family="paragraph" style:parent-style-name="Standard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text-underline-style="none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paragraph-properties fo:text-align="start" style:justify-single-word="false"/>
      <style:text-properties fo:color="#000000" style:text-underline-style="none"/>
    </style:style>
    <style:style style:name="P15" style:family="paragraph" style:parent-style-name="Standard">
      <style:paragraph-properties fo:text-align="center" style:justify-single-word="false"/>
      <style:text-properties fo:color="#000000" style:text-underline-style="none"/>
    </style:style>
    <style:style style:name="P16" style:family="paragraph" style:parent-style-name="Standard">
      <style:paragraph-properties fo:text-align="center" style:justify-single-word="false"/>
      <style:text-properties fo:color="#000000" style:text-underline-style="none"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color="#000000" style:text-underline-style="none" fo:font-weight="normal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color="#000000" style:font-name="Times" style:text-underline-style="none"/>
    </style:style>
    <style:style style:name="P19" style:family="paragraph" style:parent-style-name="Standard">
      <style:paragraph-properties fo:text-align="start" style:justify-single-word="false"/>
      <style:text-properties fo:color="#000000" style:font-name="Times" style:text-underline-style="none" fo:font-weight="bold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Times New Roman" style:text-underline-style="none" fo:font-weight="normal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2" style:family="paragraph" style:parent-style-name="Heading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start" style:justify-single-word="false"/>
    </style:style>
    <style:style style:name="P25" style:family="paragraph" style:parent-style-name="Table_20_Contents">
      <style:paragraph-properties fo:text-align="end" style:justify-single-word="false"/>
    </style:style>
    <style:style style:name="P26" style:family="paragraph" style:parent-style-name="Table_20_Contents">
      <style:text-properties fo:color="#ff0000"/>
    </style:style>
    <style:style style:name="P27" style:family="paragraph" style:parent-style-name="Table_20_Contents">
      <style:paragraph-properties fo:text-align="justify" style:justify-single-word="false"/>
      <style:text-properties fo:color="#ff0000"/>
    </style:style>
    <style:style style:name="P28" style:family="paragraph" style:parent-style-name="Table_20_Contents">
      <style:paragraph-properties fo:text-align="center" style:justify-single-word="false"/>
      <style:text-properties fo:color="#ff0000"/>
    </style:style>
    <style:style style:name="P29" style:family="paragraph" style:parent-style-name="Table_20_Contents">
      <style:paragraph-properties fo:text-align="justify" style:justify-single-word="false"/>
    </style:style>
    <style:style style:name="P30" style:family="paragraph" style:parent-style-name="Table_20_Contents">
      <style:paragraph-properties fo:text-align="center" style:justify-single-word="false"/>
      <style:text-properties fo:color="#b3b3b3"/>
    </style:style>
    <style:style style:name="P31" style:family="paragraph" style:parent-style-name="Table_20_Contents">
      <style:paragraph-properties fo:text-align="center" style:justify-single-word="false"/>
      <style:text-properties fo:font-size="10pt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color="#00ae00"/>
    </style:style>
    <style:style style:name="P33" style:family="paragraph" style:parent-style-name="Table_20_Contents">
      <style:paragraph-properties fo:text-align="center" style:justify-single-word="false"/>
      <style:text-properties fo:color="#000000"/>
    </style:style>
    <style:style style:name="P34" style:family="paragraph" style:parent-style-name="Text_20_body">
      <style:paragraph-properties fo:text-align="center" style:justify-single-word="false"/>
      <style:text-properties style:font-name="Times" fo:font-size="18pt" fo:font-weight="bold" style:font-size-asian="18pt" style:font-weight-asian="bold" style:font-size-complex="18pt" style:font-weight-complex="bold"/>
    </style:style>
    <style:style style:name="P35" style:family="paragraph" style:parent-style-name="Text_20_body">
      <style:text-properties style:text-underline-style="solid" style:text-underline-width="auto" style:text-underline-color="font-color"/>
    </style:style>
    <style:style style:name="P36" style:family="paragraph" style:parent-style-name="Table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37" style:family="paragraph" style:parent-style-name="Table">
      <style:text-properties fo:font-size="10pt" style:font-size-asian="10pt" style:font-size-complex="10pt"/>
    </style:style>
    <style:style style:name="P38" style:family="paragraph" style:parent-style-name="Table">
      <style:paragraph-properties style:snap-to-layout-grid="false"/>
      <style:text-properties fo:font-size="10pt" style:font-size-asian="10pt" style:font-size-complex="10pt"/>
    </style:style>
    <style:style style:name="P39" style:family="paragraph" style:parent-style-name="Table">
      <style:text-properties fo:font-size="10pt" fo:font-style="italic" style:font-size-asian="10pt" style:font-style-asian="italic" style:font-size-complex="10pt"/>
    </style:style>
    <style:style style:name="P40" style:family="paragraph" style:parent-style-name="Table">
      <style:paragraph-properties fo:margin-left="0.268cm" fo:margin-right="0cm" fo:text-indent="0cm" style:auto-text-indent="false"/>
      <style:text-properties fo:font-size="10pt" fo:font-style="italic" style:font-size-asian="10pt" style:font-style-asian="italic" style:font-size-complex="10pt"/>
    </style:style>
    <style:style style:name="P41" style:family="paragraph" style:parent-style-name="Standard">
      <style:paragraph-properties fo:text-align="start" style:justify-single-word="false" fo:break-before="page"/>
      <style:text-properties style:text-underline-style="none"/>
    </style:style>
    <style:style style:name="P42" style:family="paragraph" style:parent-style-name="Standard">
      <style:paragraph-properties fo:background-color="#e6e6e6">
        <style:background-image/>
      </style:paragraph-properties>
    </style:style>
    <style:style style:name="P43" style:family="paragraph" style:parent-style-name="Standard">
      <style:paragraph-properties fo:background-color="#e6e6e6">
        <style:background-image/>
      </style:paragraph-properties>
      <style:text-properties style:text-underline-style="none"/>
    </style:style>
    <style:style style:name="P44" style:family="paragraph" style:parent-style-name="Text_20_body">
      <style:paragraph-properties fo:background-color="#e6e6e6">
        <style:background-image/>
      </style:paragraph-properties>
      <style:text-properties style:text-underline-style="solid" style:text-underline-width="auto" style:text-underline-color="font-color" fo:font-weight="bold" style:font-weight-asian="bold" style:font-weight-complex="bold"/>
    </style:style>
    <style:style style:name="P45" style:family="paragraph" style:parent-style-name="Standard" style:list-style-name="L1"/>
    <style:style style:name="P46" style:family="paragraph" style:parent-style-name="Standard" style:list-style-name="L2"/>
    <style:style style:name="P47" style:family="paragraph" style:parent-style-name="Standard" style:list-style-name="L4">
      <style:text-properties style:text-underline-style="none" fo:font-weight="normal" style:font-weight-asian="normal" style:font-weight-complex="normal"/>
    </style:style>
    <style:style style:name="P48" style:family="paragraph" style:parent-style-name="Standard" style:list-style-name="L5">
      <style:text-properties style:text-underline-style="none"/>
    </style:style>
    <style:style style:name="P49" style:family="paragraph" style:parent-style-name="Standard" style:list-style-name="L6">
      <style:paragraph-properties fo:text-align="start" style:justify-single-word="false"/>
      <style:text-properties style:text-underline-style="none"/>
    </style:style>
    <style:style style:name="P50" style:family="paragraph" style:parent-style-name="Standard" style:list-style-name="L8">
      <style:paragraph-properties fo:text-align="start" style:justify-single-word="false"/>
      <style:text-properties style:text-underline-style="none"/>
    </style:style>
    <style:style style:name="P51" style:family="paragraph" style:parent-style-name="Standard" style:list-style-name="L9">
      <style:paragraph-properties fo:text-align="start" style:justify-single-word="false"/>
      <style:text-properties style:text-underline-style="none"/>
    </style:style>
    <style:style style:name="P52" style:family="paragraph" style:parent-style-name="Standard" style:list-style-name="L7">
      <style:text-properties style:text-underline-style="none"/>
    </style:style>
    <style:style style:name="P53" style:family="paragraph" style:parent-style-name="Standard" style:list-style-name="L10">
      <style:text-properties style:text-underline-style="none"/>
    </style:style>
    <style:style style:name="P54" style:family="paragraph" style:parent-style-name="Standard" style:list-style-name="L8">
      <style:paragraph-properties fo:text-align="start" style:justify-single-word="false"/>
      <style:text-properties fo:color="#000000" style:text-underline-style="none"/>
    </style:style>
    <style:style style:name="P55" style:family="paragraph" style:parent-style-name="Standard" style:list-style-name="L11">
      <style:paragraph-properties fo:text-align="start" style:justify-single-word="false"/>
    </style:style>
    <style:style style:name="P56" style:family="paragraph" style:parent-style-name="Standard" style:list-style-name="L12"/>
    <style:style style:name="P57" style:family="paragraph" style:parent-style-name="Standard" style:list-style-name="L13"/>
    <style:style style:name="P58" style:family="paragraph" style:parent-style-name="Standard" style:list-style-name="L3">
      <style:paragraph-properties fo:background-color="#e6e6e6">
        <style:background-image/>
      </style:paragraph-properties>
      <style:text-properties style:text-underline-style="none"/>
    </style:style>
    <style:style style:name="P59" style:family="paragraph" style:parent-style-name="Heading_20_1">
      <style:text-properties style:text-underline-style="solid" style:text-underline-width="auto" style:text-underline-color="font-color"/>
    </style:style>
    <style:style style:name="P60" style:family="paragraph" style:parent-style-name="Heading_20_2">
      <style:text-properties style:text-underline-style="solid" style:text-underline-width="auto" style:text-underline-color="font-color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fo:color="#ff0000"/>
    </style:style>
    <style:style style:name="T4" style:family="text">
      <style:text-properties fo:color="#ff0000" style:text-underline-style="none"/>
    </style:style>
    <style:style style:name="T5" style:family="text">
      <style:text-properties fo:color="#ff0000" officeooo:rsid="00178778"/>
    </style:style>
    <style:style style:name="T6" style:family="text">
      <style:text-properties style:text-position="sub 58%"/>
    </style:style>
    <style:style style:name="T7" style:family="text">
      <style:text-properties style:text-position="sub 58%" style:text-underline-style="none"/>
    </style:style>
    <style:style style:name="T8" style:family="text">
      <style:text-properties style:text-position="sub 58%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bold" style:font-weight-asian="bold" style:font-weight-complex="bold"/>
    </style:style>
    <style:style style:name="T12" style:family="text">
      <style:text-properties style:text-underline-style="none" fo:font-weight="normal" style:font-weight-asian="normal" style:font-weight-complex="normal"/>
    </style:style>
    <style:style style:name="T13" style:family="text">
      <style:text-properties fo:color="#00ae00" style:text-position="super 58%" officeooo:rsid="00178778"/>
    </style:style>
    <style:style style:name="T14" style:family="text">
      <style:text-properties fo:color="#00ae00" style:text-position="0% 100%" officeooo:rsid="00178778"/>
    </style:style>
    <style:style style:name="T15" style:family="text">
      <style:text-properties fo:color="#000000"/>
    </style:style>
    <style:style style:name="T16" style:family="text">
      <style:text-properties fo:color="#000000" style:text-underline-style="none"/>
    </style:style>
    <style:style style:name="T17" style:family="text">
      <style:text-properties fo:color="#000000" style:text-underline-style="none" fo:font-weight="bold" style:font-weight-asian="bold" style:font-weight-complex="bold"/>
    </style:style>
    <style:style style:name="T18" style:family="text">
      <style:text-properties fo:color="#000000" fo:font-weight="bold" style:font-weight-asian="bold" style:font-weight-complex="bold"/>
    </style:style>
    <style:style style:name="T19" style:family="text">
      <style:text-properties fo:color="#000000" style:text-position="super 58%" officeooo:rsid="00178778"/>
    </style:style>
    <style:style style:name="T20" style:family="text">
      <style:text-properties fo:color="#000000" officeooo:rsid="00178778"/>
    </style:style>
    <style:style style:name="T21" style:family="text">
      <style:text-properties fo:color="#000000" style:text-position="0% 100%" officeooo:rsid="00178778"/>
    </style:style>
    <style:style style:name="T22" style:family="text">
      <style:text-properties style:text-position="super 58%"/>
    </style:style>
    <style:style style:name="T23" style:family="text">
      <style:text-properties style:text-position="super 58%" officeooo:rsid="001780c5"/>
    </style:style>
    <style:style style:name="T24" style:family="text">
      <style:text-properties style:text-position="super 58%" officeooo:rsid="00178778"/>
    </style:style>
    <style:style style:name="T25" style:family="text">
      <style:text-properties fo:letter-spacing="-0.002cm"/>
    </style:style>
    <style:style style:name="T26" style:family="text">
      <style:text-properties officeooo:rsid="001780c5"/>
    </style:style>
    <style:style style:name="T27" style:family="text">
      <style:text-properties officeooo:rsid="00178778"/>
    </style:style>
    <style:style style:name="T28" style:family="text">
      <style:text-properties style:text-position="0% 100%" officeooo:rsid="00178778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style:horizontal-pos="center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2">Chapitre 4</text:p>
            <text:p text:style-name="P34">Statistiques</text:p>
          </table:table-cell>
        </table:table-row>
      </table:table>
      <text:p text:style-name="P2"/>
      <text:h text:style-name="P59" text:outline-level="1">Des caractéristiques de position d'une série statistique : la médiane et les quartiles</text:h>
      <text:h text:style-name="P60" text:outline-level="2">La médiane</text:h>
      <text:p text:style-name="P44">Définition :</text:p>
      <text:p text:style-name="P42">Les nombres d'une série étant <text:span text:style-name="T11">rangés par ordre croissant</text:span>, on appelle <text:span text:style-name="T11">médiane</text:span> de cette série un nombre qui <text:span text:style-name="T11">partage la série en deux ensembles</text:span> de <text:span text:style-name="T11">même effectif :</text:span> les nombres qui précèdent la médiane et les nombres qui suivent la médiane.</text:p>
      <text:p text:style-name="Standard"/>
      <text:p text:style-name="P8">Exemple :</text:p>
      <text:list xml:id="list8987159987989500703" text:style-name="L1">
        <text:list-item>
          <text:p text:style-name="P45">La série suivante (de 13 valeurs) a comme médiane 12,5</text:p>
        </text:list-item>
      </text:list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table:number-columns-spanned="3" office:value-type="string">
            <text:p text:style-name="P2"><text:s text:c="20"/>3<text:span text:style-name="T27"> ;</text:span> 3<text:span text:style-name="T27"> ;</text:span> 5,5<text:span text:style-name="T27"> ;</text:span> 6<text:span text:style-name="T27"> ;</text:span> 8<text:span text:style-name="T27"> ;</text:span> 10<text:span text:style-name="T27"> ;</text:span> <text:span text:style-name="T3">12,5</text:span><text:span text:style-name="T5"> ;</text:span> <text:span text:style-name="T15">12,5</text:span><text:span text:style-name="T20"> ;</text:span> 14,5<text:span text:style-name="T27"> ;</text:span> 17<text:span text:style-name="T27"> ;</text:span> 19<text:span text:style-name="T27"> ;</text:span> 24<text:span text:style-name="T27"> ;</text:span> 34</text:p>
          </table:table-cell>
          <table:covered-table-cell/>
          <table:covered-table-cell/>
        </table:table-row>
        <table:table-row>
          <table:table-cell table:style-name="Tableau2.A1" office:value-type="string">
            <text:p text:style-name="P25">6 valeurs <text:s text:c="12"/></text:p>
          </table:table-cell>
          <table:table-cell table:style-name="Tableau2.A1" office:value-type="string">
            <text:p text:style-name="P26">médiane</text:p>
          </table:table-cell>
          <table:table-cell table:style-name="Tableau2.A1" office:value-type="string">
            <text:p text:style-name="P24"><text:s text:c="9"/>6 valeurs</text:p>
          </table:table-cell>
        </table:table-row>
      </table:table>
      <text:list xml:id="list2833368838642715514" text:style-name="L2">
        <text:list-item>
          <text:p text:style-name="P46">Le tableur s'avère pratique pour déterminer la médiane d'une série :</text:p>
        </text:list-item>
      </text:list>
      <text:p text:style-name="Standard"/>
      <text:p text:style-name="Standard"><draw:frame draw:style-name="fr3" draw:name="Objet1" text:anchor-type="paragraph" svg:width="17.203cm" svg:height="1.993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8">Remarque :</text:p>
      <text:p text:style-name="Standard">La médiane ne fait <text:span text:style-name="T11">pas</text:span> toujours <text:span text:style-name="T11">partie de la série</text:span> lorsque le nombre de valeurs est <text:span text:style-name="T11">pair</text:span>.</text:p>
      <text:p text:style-name="P9">Exemple :</text:p>
      <text:p text:style-name="P7">La série suivante (de 6 valeurs) a un nombre pair de valeurs.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table:number-columns-spanned="3" office:value-type="string">
            <text:p text:style-name="P23">3 <text:span text:style-name="T27"> ; </text:span>4<text:span text:style-name="T27"> ; </text:span>6 <text:span text:style-name="T27"> ; </text:span>7 <text:span text:style-name="T27"> ; </text:span>10 <text:span text:style-name="T27"> ; </text:span>12</text:p>
          </table:table-cell>
          <table:covered-table-cell/>
          <table:covered-table-cell/>
          <table:table-cell table:style-name="Tableau3.A1" table:number-rows-spanned="2" office:value-type="string">
            <text:p text:style-name="P23">On prend comme médiane la moyenne entre 6 et 7 : <text:span text:style-name="T3">6,5</text:span></text:p>
          </table:table-cell>
        </table:table-row>
        <table:table-row>
          <table:table-cell table:style-name="Tableau3.A1" office:value-type="string">
            <text:p text:style-name="P25">3 valeurs </text:p>
          </table:table-cell>
          <table:table-cell table:style-name="Tableau3.B2" office:value-type="float" office:value="6.5">
            <text:p text:style-name="P27">6,5</text:p>
          </table:table-cell>
          <table:table-cell table:style-name="Tableau3.A1" office:value-type="string">
            <text:p text:style-name="P29"><text:s/>3 valeurs</text:p>
          </table:table-cell>
          <table:covered-table-cell/>
        </table:table-row>
      </table:table>
      <text:p text:style-name="P9"/>
      <text:p text:style-name="P9">Remarque :</text:p>
      <text:p text:style-name="P7">Deux séries peuvent avoir la <text:span text:style-name="T11">même moyenne</text:span> et deux <text:span text:style-name="T11">médianes différentes</text:span>.</text:p>
      <text:p text:style-name="P9">Exemple :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23">Série A : 13 ; 14 ; 14 ; 15 ; 15 ; 15 ; 19</text:p>
          </table:table-cell>
          <table:table-cell table:style-name="Tableau4.A1" office:value-type="string">
            <text:p text:style-name="P23">Série B : 3 ; 5 ; 5 ; 8 ; 21 ; 29 ; 34</text:p>
          </table:table-cell>
        </table:table-row>
      </table:table>
      <text:p text:style-name="P7">La moyenne de la série A est : 15</text:p>
      <text:p text:style-name="P7">La moyenne de la série B est : 15</text:p>
      <text:p text:style-name="P7">La médiane de la série A est 15 alors que celle de la série B est 8.</text:p>
      <text:p text:style-name="P11"/>
      <text:p text:style-name="P9">Remarque :</text:p>
      <text:p text:style-name="P7">Deux séries peuvent avoir la <text:span text:style-name="T11">même médiane</text:span> et deux <text:span text:style-name="T11">moyennes différentes</text:span><text:span text:style-name="T12">.</text:span></text:p>
      <text:h text:style-name="P60" text:outline-level="2"><text:soft-page-break/>Quartiles</text:h>
      <text:p text:style-name="P44">Définition :</text:p>
      <text:p text:style-name="P43">Étant donné une série de valeurs rangées par ordre croissant :</text:p>
      <text:list xml:id="list3010918999363216227" text:style-name="L3">
        <text:list-item>
          <text:p text:style-name="P58">Le premier quartile est le plus petit élément Q<text:span text:style-name="T6">1</text:span> des valeurs des termes de la série, tel qu'au moins <text:span text:style-name="T9">25 %</text:span> des données sont <text:span text:style-name="T9">inférieures ou égales à Q</text:span><text:span text:style-name="T8">1</text:span>.</text:p>
        </text:list-item>
        <text:list-item>
          <text:p text:style-name="P58">Le troisième quartile est le plus petit élément Q<text:span text:style-name="T6">3</text:span> des valeurs des termes de la série, tel qu'au moins <text:span text:style-name="T9">75 %</text:span> des données sont <text:span text:style-name="T9">inférieures ou égales à Q</text:span><text:span text:style-name="T8">3</text:span>.</text:p>
        </text:list-item>
      </text:list>
      <text:p text:style-name="P8"/>
      <text:p text:style-name="P8">Remarques :</text:p>
      <text:list xml:id="list9195329469912975693" text:style-name="L4">
        <text:list-item>
          <text:p text:style-name="P47">Les 1<text:span text:style-name="T22">er</text:span> et 3<text:span text:style-name="T23">e</text:span><text:span text:style-name="T26"> </text:span>quartiles appartiennent à la série (ce qui n'est pas nécessairement le cas de la médiane). </text:p>
        </text:list-item>
        <text:list-item>
          <text:p text:style-name="P47">Les modes de calcul des quartiles dépendent de la définition choisie (les tableurs ne déterminent pas toujours les quartiles en tant qu'élément de la série statistique).</text:p>
        </text:list-item>
      </text:list>
      <text:p text:style-name="P8"/>
      <text:p text:style-name="P8">Exemples :</text:p>
      <text:list xml:id="list7971697309539775527" text:style-name="L5">
        <text:list-item>
          <text:p text:style-name="P48">La série suivante :</text:p>
        </text:list-item>
      </text:list>
      <table:table table:name="Tableau5" table:style-name="Tableau5">
        <table:table-column table:style-name="Tableau5.A"/>
        <table:table-column table:style-name="Tableau5.B" table:number-columns-repeated="12"/>
        <table:table-column table:style-name="Tableau5.N"/>
        <table:table-row>
          <table:table-cell table:style-name="Tableau5.A1" office:value-type="string">
            <text:p text:style-name="P31">Série ordonnée</text:p>
          </table:table-cell>
          <table:table-cell table:style-name="Tableau5.B1" office:value-type="float" office:value="3">
            <text:p text:style-name="P23">3</text:p>
          </table:table-cell>
          <table:table-cell table:style-name="Tableau5.B1" office:value-type="float" office:value="3">
            <text:p text:style-name="P23">3</text:p>
          </table:table-cell>
          <table:table-cell table:style-name="Tableau5.B1" office:value-type="float" office:value="5.5">
            <text:p text:style-name="P23">5,5</text:p>
          </table:table-cell>
          <table:table-cell table:style-name="Tableau5.B1" office:value-type="float" office:value="6">
            <text:p text:style-name="P28">6</text:p>
          </table:table-cell>
          <table:table-cell table:style-name="Tableau5.B1" office:value-type="float" office:value="8">
            <text:p text:style-name="P23">8</text:p>
          </table:table-cell>
          <table:table-cell table:style-name="Tableau5.B1" office:value-type="float" office:value="10">
            <text:p text:style-name="P23">10</text:p>
          </table:table-cell>
          <table:table-cell table:style-name="Tableau5.B1" office:value-type="float" office:value="12.5">
            <text:p text:style-name="P28">12,5</text:p>
          </table:table-cell>
          <table:table-cell table:style-name="Tableau5.B1" office:value-type="float" office:value="12.5">
            <text:p text:style-name="P33">12,5</text:p>
          </table:table-cell>
          <table:table-cell table:style-name="Tableau5.B1" office:value-type="float" office:value="14.5">
            <text:p text:style-name="P23">14,5</text:p>
          </table:table-cell>
          <table:table-cell table:style-name="Tableau5.B1" office:value-type="float" office:value="17">
            <text:p text:style-name="P28">17</text:p>
          </table:table-cell>
          <table:table-cell table:style-name="Tableau5.B1" office:value-type="float" office:value="19">
            <text:p text:style-name="P23">19</text:p>
          </table:table-cell>
          <table:table-cell table:style-name="Tableau5.B1" office:value-type="float" office:value="24">
            <text:p text:style-name="P23">24</text:p>
          </table:table-cell>
          <table:table-cell table:style-name="Tableau5.N1" office:value-type="float" office:value="34">
            <text:p text:style-name="P23">34</text:p>
          </table:table-cell>
        </table:table-row>
        <table:table-row>
          <table:table-cell table:style-name="Tableau5.A2" office:value-type="string">
            <text:p text:style-name="P30">Position :</text:p>
          </table:table-cell>
          <table:table-cell table:style-name="Tableau5.B2" office:value-type="float" office:value="1">
            <text:p text:style-name="P30">1</text:p>
          </table:table-cell>
          <table:table-cell table:style-name="Tableau5.B2" office:value-type="float" office:value="2">
            <text:p text:style-name="P30">2</text:p>
          </table:table-cell>
          <table:table-cell table:style-name="Tableau5.B2" office:value-type="float" office:value="3">
            <text:p text:style-name="P30">3</text:p>
          </table:table-cell>
          <table:table-cell table:style-name="Tableau5.B2" office:value-type="float" office:value="4">
            <text:p text:style-name="P32">4</text:p>
          </table:table-cell>
          <table:table-cell table:style-name="Tableau5.B2" office:value-type="float" office:value="5">
            <text:p text:style-name="P30">5</text:p>
          </table:table-cell>
          <table:table-cell table:style-name="Tableau5.B2" office:value-type="float" office:value="6">
            <text:p text:style-name="P30">6</text:p>
          </table:table-cell>
          <table:table-cell table:style-name="Tableau5.B2" office:value-type="float" office:value="7">
            <text:p text:style-name="P32">7</text:p>
          </table:table-cell>
          <table:table-cell table:style-name="Tableau5.B2" office:value-type="float" office:value="8">
            <text:p text:style-name="P30">8</text:p>
          </table:table-cell>
          <table:table-cell table:style-name="Tableau5.B2" office:value-type="float" office:value="9">
            <text:p text:style-name="P30">9</text:p>
          </table:table-cell>
          <table:table-cell table:style-name="Tableau5.B2" office:value-type="float" office:value="10">
            <text:p text:style-name="P32">10</text:p>
          </table:table-cell>
          <table:table-cell table:style-name="Tableau5.B2" office:value-type="float" office:value="11">
            <text:p text:style-name="P30">11</text:p>
          </table:table-cell>
          <table:table-cell table:style-name="Tableau5.B2" office:value-type="float" office:value="12">
            <text:p text:style-name="P30">12</text:p>
          </table:table-cell>
          <table:table-cell table:style-name="Tableau5.N2" office:value-type="float" office:value="13">
            <text:p text:style-name="P30">13</text:p>
          </table:table-cell>
        </table:table-row>
      </table:table>
      <text:p text:style-name="P12">L'effectif total est de <text:span text:style-name="T9">13</text:span>.</text:p>
      <text:list xml:id="list4178692442178119080" text:style-name="L6">
        <text:list-item>
          <text:p text:style-name="P49">25 % de 13 est égal à 3,25 donc le premier quartile est la <text:span text:style-name="T14">4</text:span><text:span text:style-name="T13">e</text:span> valeur :<text:tab/>Q<text:span text:style-name="T6">1</text:span> = <text:span text:style-name="T3">6 </text:span></text:p>
        </text:list-item>
        <text:list-item>
          <text:p text:style-name="P49">(50 % de 13 est égal à 6,5 donc) la médiane est la <text:span text:style-name="T14">7</text:span><text:span text:style-name="T13">e</text:span> valeur :<text:tab/><text:tab/>Médiane = <text:span text:style-name="T3">12,5</text:span></text:p>
        </text:list-item>
        <text:list-item>
          <text:p text:style-name="P49">75 % de 13 est égal à 9,75 donc le troisième quartile est la <text:span text:style-name="T14">10</text:span><text:span text:style-name="T13">e</text:span> valeur : <text:tab/>Q<text:span text:style-name="T6">3</text:span> = <text:span text:style-name="T3">17</text:span></text:p>
        </text:list-item>
      </text:list>
      <text:p text:style-name="P14"/>
      <text:p text:style-name="P14"><text:span text:style-name="T9">Polygone des effectifs cumulés croissants</text:span> :</text:p>
      <text:p text:style-name="P10"><draw:frame draw:style-name="fr1" draw:name="D:\MES DOCUMENTS\PROF\3EME\COURS\CHAP4-STATISTIQUES\IEX1.GGB" text:anchor-type="paragraph" svg:width="15.363cm" svg:height="11.582cm" draw:z-index="4"><draw:image xlink:href="Pictures/200000070000AC45000081E3365A62C1.svm" xlink:type="simple" xlink:show="embed" xlink:actuate="onLoad"/></draw:frame></text:p>
      <text:list xml:id="list7373927052668693486" text:style-name="L7">
        <text:list-item>
          <text:p text:style-name="P52"><text:soft-page-break/>La série suivante :</text:p>
        </text:list-item>
      </text:list>
      <table:table table:name="Tableau6" table:style-name="Tableau6">
        <table:table-column table:style-name="Tableau6.A"/>
        <table:table-column table:style-name="Tableau6.B" table:number-columns-repeated="5"/>
        <table:table-column table:style-name="Tableau6.G"/>
        <table:table-row>
          <table:table-cell table:style-name="Tableau6.A1" office:value-type="string">
            <text:p text:style-name="P31">Série ordonnée</text:p>
          </table:table-cell>
          <table:table-cell table:style-name="Tableau6.B1" office:value-type="float" office:value="3">
            <text:p text:style-name="P23">3</text:p>
          </table:table-cell>
          <table:table-cell table:style-name="Tableau6.B1" office:value-type="float" office:value="3">
            <text:p text:style-name="P28">3</text:p>
          </table:table-cell>
          <table:table-cell table:style-name="Tableau6.B1" office:value-type="float" office:value="5.5">
            <text:p text:style-name="P33">5,5</text:p>
          </table:table-cell>
          <table:table-cell table:style-name="Tableau6.B1" office:value-type="float" office:value="6">
            <text:p text:style-name="P23">6</text:p>
          </table:table-cell>
          <table:table-cell table:style-name="Tableau6.B1" office:value-type="float" office:value="8">
            <text:p text:style-name="P23">8</text:p>
          </table:table-cell>
          <table:table-cell table:style-name="Tableau6.G1" office:value-type="float" office:value="10">
            <text:p text:style-name="P28">10</text:p>
          </table:table-cell>
        </table:table-row>
        <table:table-row>
          <table:table-cell table:style-name="Tableau6.A2" office:value-type="string">
            <text:p text:style-name="P30">Position :</text:p>
          </table:table-cell>
          <table:table-cell table:style-name="Tableau6.B2" office:value-type="float" office:value="1">
            <text:p text:style-name="P30">1</text:p>
          </table:table-cell>
          <table:table-cell table:style-name="Tableau6.B2" office:value-type="float" office:value="2">
            <text:p text:style-name="P32">2</text:p>
          </table:table-cell>
          <table:table-cell table:style-name="Tableau6.B2" office:value-type="float" office:value="3">
            <text:p text:style-name="P30">3</text:p>
          </table:table-cell>
          <table:table-cell table:style-name="Tableau6.B2" office:value-type="float" office:value="4">
            <text:p text:style-name="P30">4</text:p>
          </table:table-cell>
          <table:table-cell table:style-name="Tableau6.B2" office:value-type="float" office:value="5">
            <text:p text:style-name="P30">5</text:p>
          </table:table-cell>
          <table:table-cell table:style-name="Tableau6.G2" office:value-type="float" office:value="6">
            <text:p text:style-name="P32">6</text:p>
          </table:table-cell>
        </table:table-row>
      </table:table>
      <text:p text:style-name="P12">L'effectif total est de <text:span text:style-name="T9">6</text:span>.</text:p>
      <text:list xml:id="list180531935044558" text:continue-list="list4178692442178119080" text:style-name="L6">
        <text:list-item>
          <text:p text:style-name="P49">25 % de 6 est égal à 1,75 donc le premier quartile est la <text:span text:style-name="T14">2</text:span><text:span text:style-name="T13">e</text:span> valeur :<text:tab/>Q<text:span text:style-name="T6">1</text:span> = <text:span text:style-name="T3">3</text:span></text:p>
        </text:list-item>
        <text:list-item>
          <text:p text:style-name="P49">(50 % de 6 est égal à 3 mais) la <text:span text:style-name="T28">3</text:span><text:span text:style-name="T24">e</text:span> valeur ne partage pas la série en 2</text:p>
          <text:p text:style-name="P49">on fait la moyenne entre la <text:span text:style-name="T28">3</text:span><text:span text:style-name="T24">e</text:span> et la <text:span text:style-name="T28">4</text:span><text:span text:style-name="T24">e</text:span> valeur :<text:tab/><text:tab/><text:tab/><text:tab/>Médiane = <text:span text:style-name="T3">5,75</text:span></text:p>
        </text:list-item>
        <text:list-item>
          <text:p text:style-name="P49">75 % de 6 est égal à 5,25 donc le troisième quartile est la <text:span text:style-name="T14">6</text:span><text:span text:style-name="T13">e</text:span> valeur :<text:tab/>Q<text:span text:style-name="T6">3</text:span> = <text:span text:style-name="T3">10</text:span></text:p>
        </text:list-item>
      </text:list>
      <text:p text:style-name="P18"/>
      <text:p text:style-name="P19">Polygone des effectifs cumulés croissants :</text:p>
      <text:p text:style-name="P18"><draw:frame draw:style-name="fr1" draw:name="D:\MES DOCUMENTS\PROF\3EME\COURS\CHAP4-STATISTIQUES\IEX2.GGB" text:anchor-type="paragraph" svg:width="9.297cm" svg:height="6.832cm" draw:z-index="5"><draw:image xlink:href="Pictures/200000070000B18B00008279A8253044.svm" xlink:type="simple" xlink:show="embed" xlink:actuate="onLoad"/></draw:frame></text:p>
      <text:list xml:id="list180532094566497" text:continue-list="list7971697309539775527" text:style-name="L5">
        <text:list-item>
          <text:p text:style-name="P48">La série suivante :</text:p>
        </text:list-item>
      </text:list>
      <table:table table:name="Tableau7" table:style-name="Tableau7">
        <table:table-column table:style-name="Tableau7.A"/>
        <table:table-column table:style-name="Tableau7.B" table:number-columns-repeated="7"/>
        <table:table-column table:style-name="Tableau7.I"/>
        <table:table-row>
          <table:table-cell table:style-name="Tableau7.A1" office:value-type="string">
            <text:p text:style-name="P31">Série ordonnée</text:p>
          </table:table-cell>
          <table:table-cell table:style-name="Tableau7.B1" office:value-type="float" office:value="3">
            <text:p text:style-name="P23">3</text:p>
          </table:table-cell>
          <table:table-cell table:style-name="Tableau7.B1" office:value-type="float" office:value="3">
            <text:p text:style-name="P28">3</text:p>
          </table:table-cell>
          <table:table-cell table:style-name="Tableau7.B1" office:value-type="float" office:value="5.5">
            <text:p text:style-name="P23">5,5</text:p>
          </table:table-cell>
          <table:table-cell table:style-name="Tableau7.B1" office:value-type="float" office:value="6">
            <text:p text:style-name="P33">6</text:p>
          </table:table-cell>
          <table:table-cell table:style-name="Tableau7.B1" office:value-type="float" office:value="8">
            <text:p text:style-name="P23">8</text:p>
          </table:table-cell>
          <table:table-cell table:style-name="Tableau7.B1" office:value-type="float" office:value="10">
            <text:p text:style-name="P28">10</text:p>
          </table:table-cell>
          <table:table-cell table:style-name="Tableau7.B1" office:value-type="float" office:value="12.5">
            <text:p text:style-name="P23">12,5</text:p>
          </table:table-cell>
          <table:table-cell table:style-name="Tableau7.I1" office:value-type="float" office:value="12.5">
            <text:p text:style-name="P23">12,5</text:p>
          </table:table-cell>
        </table:table-row>
        <table:table-row>
          <table:table-cell table:style-name="Tableau7.A2" office:value-type="string">
            <text:p text:style-name="P30">Position :</text:p>
          </table:table-cell>
          <table:table-cell table:style-name="Tableau7.B2" office:value-type="float" office:value="1">
            <text:p text:style-name="P30">1</text:p>
          </table:table-cell>
          <table:table-cell table:style-name="Tableau7.B2" office:value-type="float" office:value="2">
            <text:p text:style-name="P32">2</text:p>
          </table:table-cell>
          <table:table-cell table:style-name="Tableau7.B2" office:value-type="float" office:value="3">
            <text:p text:style-name="P30">3</text:p>
          </table:table-cell>
          <table:table-cell table:style-name="Tableau7.B2" office:value-type="float" office:value="4">
            <text:p text:style-name="P30">4</text:p>
          </table:table-cell>
          <table:table-cell table:style-name="Tableau7.B2" office:value-type="float" office:value="5">
            <text:p text:style-name="P30">5</text:p>
          </table:table-cell>
          <table:table-cell table:style-name="Tableau7.B2" office:value-type="float" office:value="6">
            <text:p text:style-name="P32">6</text:p>
          </table:table-cell>
          <table:table-cell table:style-name="Tableau7.B2" office:value-type="float" office:value="7">
            <text:p text:style-name="P30">7</text:p>
          </table:table-cell>
          <table:table-cell table:style-name="Tableau7.I2" office:value-type="float" office:value="8">
            <text:p text:style-name="P30">8</text:p>
          </table:table-cell>
        </table:table-row>
      </table:table>
      <text:p text:style-name="P12">L'effectif total est de <text:span text:style-name="T9">8</text:span>.</text:p>
      <text:list xml:id="list6584666753064463125" text:style-name="L8">
        <text:list-item>
          <text:p text:style-name="P50">25 % de 8 est égal à 2 donc le premier quartile est la <text:span text:style-name="T14">2</text:span><text:span text:style-name="T13">e</text:span> valeur : <text:tab/><text:tab/>Q<text:span text:style-name="T6">1</text:span> = <text:span text:style-name="T3">3 </text:span></text:p>
        </text:list-item>
        <text:list-item>
          <text:p text:style-name="P54">(50 % de 8 est égal à 4 mais) la <text:span text:style-name="T28">4</text:span><text:span text:style-name="T24">e</text:span> valeur ne partage pas la série en 2 </text:p>
          <text:p text:style-name="P50"><text:span text:style-name="T15">on fait la moyenne entre la </text:span><text:span text:style-name="T21">4</text:span><text:span text:style-name="T19">e</text:span><text:span text:style-name="T15"> et la </text:span><text:span text:style-name="T21">5</text:span><text:span text:style-name="T19">e</text:span><text:span text:style-name="T15"> valeur :<text:tab/><text:tab/><text:tab/><text:tab/>Médiane = </text:span><text:span text:style-name="T3">7</text:span></text:p>
        </text:list-item>
        <text:list-item>
          <text:p text:style-name="P50">75 % de 8 est égal à 6 donc le troisième quartile est la <text:span text:style-name="T14">6</text:span><text:span text:style-name="T13">e</text:span> valeur : <text:tab/><text:tab/>Q<text:span text:style-name="T6">3</text:span> = <text:span text:style-name="T3">10</text:span></text:p>
        </text:list-item>
      </text:list>
      <text:p text:style-name="P18"/>
      <text:p text:style-name="P19">Polygone des effectifs cumulés croissants :</text:p>
      <text:p text:style-name="P20"><draw:frame draw:style-name="fr1" draw:name="D:\MES DOCUMENTS\PROF\3EME\COURS\CHAP4-STATISTIQUES\IEX3.GGB" text:anchor-type="paragraph" svg:width="8.059cm" svg:height="6.211cm" draw:z-index="6"><draw:image xlink:href="Pictures/200000070000AB19000083D72F069DDE.svm" xlink:type="simple" xlink:show="embed" xlink:actuate="onLoad"/></draw:frame></text:p>
      <text:h text:style-name="P59" text:outline-level="1"><text:soft-page-break/>Une caractéristique de dispersion d'une série statistique : l'étendue</text:h>
      <text:p text:style-name="P44">Définition :</text:p>
      <text:p text:style-name="P43">Les nombres d'une série étant <text:span text:style-name="T9">rangés</text:span> par ordre croissant, l'<text:span text:style-name="T9">étendue</text:span> d'une série est la différence entre les <text:span text:style-name="T9">deux valeurs extrêmes</text:span> de cette série.</text:p>
      <text:p text:style-name="P10"/>
      <text:p text:style-name="P8">Exemples :</text:p>
      <text:p text:style-name="P10">La série A (13 ; 14 ; 14 ; 15 ; 15 ; 15 ; 19) a une étendue de <text:span text:style-name="T9">6</text:span> car 19 – 13 = 6.</text:p>
      <text:p text:style-name="P10">La série B (3 ; 5 ; 5 ; 8 ; 21 ; 29 ; 34) a une étendue de <text:span text:style-name="T9">31</text:span> car 34 – 3 = 31.</text:p>
      <text:p text:style-name="P10"/>
      <text:p text:style-name="P10"><text:span text:style-name="T2">Remarque :</text:span> </text:p>
      <text:p text:style-name="P10">La médiane et la moyenne ne donnent aucun renseignement sur l'étendue d'une série.</text:p>
      <text:p text:style-name="P10"><text:span text:style-name="T2">Exemple :</text:span> </text:p>
      <text:p text:style-name="P10">La série B est plus étendue que la série A alors que les séries A et B ont la même moyenne.</text:p>
      <text:p text:style-name="P35"/>
      <text:p text:style-name="P8">Exemples :</text:p>
      <text:list xml:id="list180531549557238" text:continue-list="list180532094566497" text:style-name="L5">
        <text:list-item>
          <text:p text:style-name="P48">La série suivante :</text:p>
        </text:list-item>
      </text:list>
      <table:table table:name="Tableau8" table:style-name="Tableau8">
        <table:table-column table:style-name="Tableau8.A"/>
        <table:table-column table:style-name="Tableau8.B" table:number-columns-repeated="12"/>
        <table:table-column table:style-name="Tableau8.N"/>
        <table:table-row>
          <table:table-cell table:style-name="Tableau8.A1" office:value-type="string">
            <text:p text:style-name="P31">Série ordonnée</text:p>
          </table:table-cell>
          <table:table-cell table:style-name="Tableau8.B1" office:value-type="float" office:value="3">
            <text:p text:style-name="P23">3</text:p>
          </table:table-cell>
          <table:table-cell table:style-name="Tableau8.B1" office:value-type="float" office:value="3">
            <text:p text:style-name="P23">3</text:p>
          </table:table-cell>
          <table:table-cell table:style-name="Tableau8.B1" office:value-type="float" office:value="5.5">
            <text:p text:style-name="P23">5,5</text:p>
          </table:table-cell>
          <table:table-cell table:style-name="Tableau8.B1" office:value-type="float" office:value="6">
            <text:p text:style-name="P28">6</text:p>
          </table:table-cell>
          <table:table-cell table:style-name="Tableau8.B1" office:value-type="float" office:value="8">
            <text:p text:style-name="P23">8</text:p>
          </table:table-cell>
          <table:table-cell table:style-name="Tableau8.B1" office:value-type="float" office:value="10">
            <text:p text:style-name="P23">10</text:p>
          </table:table-cell>
          <table:table-cell table:style-name="Tableau8.B1" office:value-type="float" office:value="12.5">
            <text:p text:style-name="P28">12,5</text:p>
          </table:table-cell>
          <table:table-cell table:style-name="Tableau8.B1" office:value-type="float" office:value="12.5">
            <text:p text:style-name="P33">12,5</text:p>
          </table:table-cell>
          <table:table-cell table:style-name="Tableau8.B1" office:value-type="float" office:value="14.5">
            <text:p text:style-name="P23">14,5</text:p>
          </table:table-cell>
          <table:table-cell table:style-name="Tableau8.B1" office:value-type="float" office:value="17">
            <text:p text:style-name="P28">17</text:p>
          </table:table-cell>
          <table:table-cell table:style-name="Tableau8.B1" office:value-type="float" office:value="19">
            <text:p text:style-name="P23">19</text:p>
          </table:table-cell>
          <table:table-cell table:style-name="Tableau8.B1" office:value-type="float" office:value="24">
            <text:p text:style-name="P23">24</text:p>
          </table:table-cell>
          <table:table-cell table:style-name="Tableau8.N1" office:value-type="float" office:value="34">
            <text:p text:style-name="P23">34</text:p>
          </table:table-cell>
        </table:table-row>
        <table:table-row>
          <table:table-cell table:style-name="Tableau8.A2" office:value-type="string">
            <text:p text:style-name="P30">Position :</text:p>
          </table:table-cell>
          <table:table-cell table:style-name="Tableau8.B2" office:value-type="float" office:value="1">
            <text:p text:style-name="P30">1</text:p>
          </table:table-cell>
          <table:table-cell table:style-name="Tableau8.B2" office:value-type="float" office:value="2">
            <text:p text:style-name="P30">2</text:p>
          </table:table-cell>
          <table:table-cell table:style-name="Tableau8.B2" office:value-type="float" office:value="3">
            <text:p text:style-name="P30">3</text:p>
          </table:table-cell>
          <table:table-cell table:style-name="Tableau8.B2" office:value-type="float" office:value="4">
            <text:p text:style-name="P32">4</text:p>
          </table:table-cell>
          <table:table-cell table:style-name="Tableau8.B2" office:value-type="float" office:value="5">
            <text:p text:style-name="P30">5</text:p>
          </table:table-cell>
          <table:table-cell table:style-name="Tableau8.B2" office:value-type="float" office:value="6">
            <text:p text:style-name="P30">6</text:p>
          </table:table-cell>
          <table:table-cell table:style-name="Tableau8.B2" office:value-type="float" office:value="7">
            <text:p text:style-name="P32">7</text:p>
          </table:table-cell>
          <table:table-cell table:style-name="Tableau8.B2" office:value-type="float" office:value="8">
            <text:p text:style-name="P30">8</text:p>
          </table:table-cell>
          <table:table-cell table:style-name="Tableau8.B2" office:value-type="float" office:value="9">
            <text:p text:style-name="P30">9</text:p>
          </table:table-cell>
          <table:table-cell table:style-name="Tableau8.B2" office:value-type="float" office:value="10">
            <text:p text:style-name="P32">10</text:p>
          </table:table-cell>
          <table:table-cell table:style-name="Tableau8.B2" office:value-type="float" office:value="11">
            <text:p text:style-name="P30">11</text:p>
          </table:table-cell>
          <table:table-cell table:style-name="Tableau8.B2" office:value-type="float" office:value="12">
            <text:p text:style-name="P30">12</text:p>
          </table:table-cell>
          <table:table-cell table:style-name="Tableau8.N2" office:value-type="float" office:value="13">
            <text:p text:style-name="P30">13</text:p>
          </table:table-cell>
        </table:table-row>
      </table:table>
      <text:list xml:id="list8945981519250916400" text:style-name="L9">
        <text:list-header>
          <text:p text:style-name="P51">Minimum = 3<text:tab/><text:tab/>Q<text:span text:style-name="T6">1</text:span> = <text:span text:style-name="T3">6 <text:tab/><text:tab/></text:span>Médiane = <text:span text:style-name="T3">12,5</text:span><text:tab/>Q<text:span text:style-name="T6">3</text:span> = <text:span text:style-name="T3">17<text:tab/></text:span><text:span text:style-name="T15">Maximum = 34</text:span></text:p>
        </text:list-header>
      </text:list>
      <text:p text:style-name="P12">L'étendue de la série est : <text:span text:style-name="T9">31</text:span></text:p>
      <text:p text:style-name="P12"/>
      <text:p text:style-name="P12"><text:span text:style-name="T9">Boîte à moustache </text:span>:</text:p>
      <text:p text:style-name="P12"><draw:frame draw:style-name="fr2" draw:name="D:\MES DOCUMENTS\PROF\3EME\COURS\CHAP4-STATISTIQUES\IIIEX1.GGB" text:anchor-type="paragraph" svg:width="17cm" svg:height="6.274cm" draw:z-index="1"><draw:image xlink:href="Pictures/200000070000A5A100003D238E27A2A1.svm" xlink:type="simple" xlink:show="embed" xlink:actuate="onLoad"/></draw:frame></text:p>
      <text:p text:style-name="P12"/>
      <text:p text:style-name="P41"/>
      <text:list xml:id="list3775295447776422677" text:style-name="L10">
        <text:list-item>
          <text:p text:style-name="P53">La série suivante :</text:p>
        </text:list-item>
      </text:list>
      <table:table table:name="Tableau9" table:style-name="Tableau9">
        <table:table-column table:style-name="Tableau9.A"/>
        <table:table-column table:style-name="Tableau9.B" table:number-columns-repeated="5"/>
        <table:table-column table:style-name="Tableau9.G"/>
        <table:table-row>
          <table:table-cell table:style-name="Tableau9.A1" office:value-type="string">
            <text:p text:style-name="P31">Série ordonnée</text:p>
          </table:table-cell>
          <table:table-cell table:style-name="Tableau9.B1" office:value-type="float" office:value="3">
            <text:p text:style-name="P23">3</text:p>
          </table:table-cell>
          <table:table-cell table:style-name="Tableau9.B1" office:value-type="float" office:value="3">
            <text:p text:style-name="P28">3</text:p>
          </table:table-cell>
          <table:table-cell table:style-name="Tableau9.B1" office:value-type="float" office:value="5.5">
            <text:p text:style-name="P28">5,5</text:p>
          </table:table-cell>
          <table:table-cell table:style-name="Tableau9.B1" office:value-type="float" office:value="6">
            <text:p text:style-name="P23">6</text:p>
          </table:table-cell>
          <table:table-cell table:style-name="Tableau9.B1" office:value-type="float" office:value="8">
            <text:p text:style-name="P23">8</text:p>
          </table:table-cell>
          <table:table-cell table:style-name="Tableau9.G1" office:value-type="float" office:value="10">
            <text:p text:style-name="P28">10</text:p>
          </table:table-cell>
        </table:table-row>
        <table:table-row>
          <table:table-cell table:style-name="Tableau9.A2" office:value-type="string">
            <text:p text:style-name="P30">Position :</text:p>
          </table:table-cell>
          <table:table-cell table:style-name="Tableau9.B2" office:value-type="float" office:value="1">
            <text:p text:style-name="P30">1</text:p>
          </table:table-cell>
          <table:table-cell table:style-name="Tableau9.B2" office:value-type="float" office:value="2">
            <text:p text:style-name="P32">2</text:p>
          </table:table-cell>
          <table:table-cell table:style-name="Tableau9.B2" office:value-type="float" office:value="3">
            <text:p text:style-name="P32">3</text:p>
          </table:table-cell>
          <table:table-cell table:style-name="Tableau9.B2" office:value-type="float" office:value="4">
            <text:p text:style-name="P30">4</text:p>
          </table:table-cell>
          <table:table-cell table:style-name="Tableau9.B2" office:value-type="float" office:value="5">
            <text:p text:style-name="P30">5</text:p>
          </table:table-cell>
          <table:table-cell table:style-name="Tableau9.G2" office:value-type="float" office:value="6">
            <text:p text:style-name="P32">6</text:p>
          </table:table-cell>
        </table:table-row>
      </table:table>
      <text:p text:style-name="P12"><text:tab/>Minimum = 3<text:tab/><text:tab/>Q<text:span text:style-name="T6">1</text:span> = <text:span text:style-name="T3">3<text:tab/></text:span><text:tab/>Médiane = <text:span text:style-name="T3">5,5<text:tab/></text:span><text:tab/>Q<text:span text:style-name="T6">3</text:span> = <text:span text:style-name="T3">10<text:tab/></text:span><text:span text:style-name="T15">Maximum = 10</text:span></text:p>
      <text:p text:style-name="P12"><text:span text:style-name="T15">L'étendue de la série est : </text:span><text:span text:style-name="T18">7</text:span></text:p>
      <text:p text:style-name="P15"/>
      <text:p text:style-name="P14"><text:span text:style-name="T9">Boîte à moustache </text:span>:</text:p>
      <text:p text:style-name="P4"><draw:frame draw:style-name="fr1" draw:name="D:\MES DOCUMENTS\PROF\3EME\COURS\CHAP4-STATISTIQUES\IIIEX2.GGB" text:anchor-type="paragraph" svg:width="12.875cm" svg:height="6.572cm" draw:z-index="3"><draw:image xlink:href="Pictures/20000007000066EF0000348BCA8B64B3.svm" xlink:type="simple" xlink:show="embed" xlink:actuate="onLoad"/></draw:frame></text:p>
      <text:p text:style-name="P4"/>
      <text:list xml:id="list180531317167813" text:continue-list="list180531549557238" text:style-name="L5">
        <text:list-item>
          <text:p text:style-name="P48">La série suivante :</text:p>
        </text:list-item>
      </text:list>
      <table:table table:name="Tableau10" table:style-name="Tableau10">
        <table:table-column table:style-name="Tableau10.A"/>
        <table:table-column table:style-name="Tableau10.B" table:number-columns-repeated="7"/>
        <table:table-column table:style-name="Tableau10.I"/>
        <table:table-row>
          <table:table-cell table:style-name="Tableau10.A1" office:value-type="string">
            <text:p text:style-name="P31">Série ordonnée</text:p>
          </table:table-cell>
          <table:table-cell table:style-name="Tableau10.B1" office:value-type="float" office:value="2">
            <text:p text:style-name="P23">2</text:p>
          </table:table-cell>
          <table:table-cell table:style-name="Tableau10.B1" office:value-type="float" office:value="3">
            <text:p text:style-name="P28">3</text:p>
          </table:table-cell>
          <table:table-cell table:style-name="Tableau10.B1" office:value-type="float" office:value="5.5">
            <text:p text:style-name="P23">5,5</text:p>
          </table:table-cell>
          <table:table-cell table:style-name="Tableau10.B1" office:value-type="float" office:value="6">
            <text:p text:style-name="P28">6</text:p>
          </table:table-cell>
          <table:table-cell table:style-name="Tableau10.B1" office:value-type="float" office:value="8">
            <text:p text:style-name="P23">8</text:p>
          </table:table-cell>
          <table:table-cell table:style-name="Tableau10.B1" office:value-type="float" office:value="10">
            <text:p text:style-name="P28">10</text:p>
          </table:table-cell>
          <table:table-cell table:style-name="Tableau10.B1" office:value-type="float" office:value="12.5">
            <text:p text:style-name="P23">12,5</text:p>
          </table:table-cell>
          <table:table-cell table:style-name="Tableau10.I1" office:value-type="float" office:value="12.5">
            <text:p text:style-name="P23">12,5</text:p>
          </table:table-cell>
        </table:table-row>
        <table:table-row>
          <table:table-cell table:style-name="Tableau10.A2" office:value-type="string">
            <text:p text:style-name="P30">Position :</text:p>
          </table:table-cell>
          <table:table-cell table:style-name="Tableau10.B2" office:value-type="float" office:value="1">
            <text:p text:style-name="P30">1</text:p>
          </table:table-cell>
          <table:table-cell table:style-name="Tableau10.B2" office:value-type="float" office:value="2">
            <text:p text:style-name="P32">2</text:p>
          </table:table-cell>
          <table:table-cell table:style-name="Tableau10.B2" office:value-type="float" office:value="3">
            <text:p text:style-name="P30">3</text:p>
          </table:table-cell>
          <table:table-cell table:style-name="Tableau10.B2" office:value-type="float" office:value="4">
            <text:p text:style-name="P32">4</text:p>
          </table:table-cell>
          <table:table-cell table:style-name="Tableau10.B2" office:value-type="float" office:value="5">
            <text:p text:style-name="P30">5</text:p>
          </table:table-cell>
          <table:table-cell table:style-name="Tableau10.B2" office:value-type="float" office:value="6">
            <text:p text:style-name="P32">6</text:p>
          </table:table-cell>
          <table:table-cell table:style-name="Tableau10.B2" office:value-type="float" office:value="7">
            <text:p text:style-name="P30">7</text:p>
          </table:table-cell>
          <table:table-cell table:style-name="Tableau10.I2" office:value-type="float" office:value="8">
            <text:p text:style-name="P30">8</text:p>
          </table:table-cell>
        </table:table-row>
      </table:table>
      <text:list xml:id="list5215261339225554305" text:style-name="L11">
        <text:list-header>
          <text:p text:style-name="P55"><text:span text:style-name="T10">Minimum = 2<text:tab/><text:tab/>Q</text:span><text:span text:style-name="T7">1</text:span><text:span text:style-name="T10"> = </text:span><text:span text:style-name="T4">3 <text:tab/><text:tab/></text:span><text:span text:style-name="T10">Médiane = </text:span><text:span text:style-name="T4">6<text:tab/></text:span><text:span text:style-name="T10"><text:tab/>Q</text:span><text:span text:style-name="T7">3</text:span><text:span text:style-name="T10"> = </text:span><text:span text:style-name="T4">10<text:tab/></text:span><text:span text:style-name="T16">Maximum = 12,5</text:span></text:p>
        </text:list-header>
      </text:list>
      <text:p text:style-name="P13"><text:span text:style-name="T16">L'étendue de la série est : </text:span><text:span text:style-name="T17">10,5</text:span></text:p>
      <text:p text:style-name="P16"/>
      <text:p text:style-name="P17"><text:span text:style-name="T9">Boîte à moustache</text:span> :</text:p>
      <text:p text:style-name="P4"><draw:frame draw:style-name="fr1" draw:name="D:\MES DOCUMENTS\PROF\3EME\COURS\CHAP4-STATISTIQUES\IIIEX3.GGB" text:anchor-type="paragraph" svg:width="14.767cm" svg:height="6.914cm" draw:z-index="2"><draw:image xlink:href="Pictures/20000007000071DF00003553B9BEDBA5.svm" xlink:type="simple" xlink:show="embed" xlink:actuate="onLoad"/></draw:frame></text:p>
      <text:p text:style-name="Standard"><text:span text:style-name="T9">Liens utiles :</text:span><text:span text:style-name="T10"> quelques sites pour récupérer des données statistiques</text:span></text:p>
      <text:list xml:id="list1617893733044521834" text:style-name="L12">
        <text:list-item>
          <text:p text:style-name="P56"><text:a xlink:type="simple" xlink:href="http://www.populationdata.net/">http://www.populationdata.net</text:a></text:p>
        </text:list-item>
        <text:list-item>
          <text:p text:style-name="P56"><text:a xlink:type="simple" xlink:href="http://www.statapprendre.education.fr/insee/"><text:span text:style-name="T1">http://www.statapprendre.education.fr/insee/</text:span></text:a></text:p>
        </text:list-item>
      </text:list>
      <text:p text:style-name="P6"><text:soft-page-break/>Programme :</text:p>
      <text:p text:style-name="P6"/>
      <table:table table:name="Tableau11" table:style-name="Tableau11">
        <table:table-column table:style-name="Tableau11.A" table:number-columns-repeated="3"/>
        <table:table-row table:style-name="Tableau11.1">
          <table:table-cell table:style-name="Tableau11.A1" office:value-type="string">
            <text:p text:style-name="P21">Connaissances</text:p>
          </table:table-cell>
          <table:table-cell table:style-name="Tableau11.A1" office:value-type="string">
            <text:p text:style-name="P21">Capacités</text:p>
          </table:table-cell>
          <table:table-cell table:style-name="Tableau11.C1" office:value-type="string">
            <text:p text:style-name="P21">Commentaires</text:p>
          </table:table-cell>
        </table:table-row>
        <table:table-row table:style-name="Tableau11.1">
          <table:table-cell table:style-name="Tableau11.A2" office:value-type="string">
            <text:p text:style-name="P36">Statistique</text:p>
            <text:p text:style-name="P37">Caractéristiques de position.</text:p>
            <text:p text:style-name="P39">Approche de caractéristiques de dispersion.</text:p>
            <text:p text:style-name="P37"/>
            <text:p text:style-name="P37">[Thèmes de convergence]</text:p>
          </table:table-cell>
          <table:table-cell table:style-name="Tableau11.A2" office:value-type="string">
            <text:p text:style-name="P38">- Une série statistique étant donnée (sous forme de liste ou de tableau ou par une représentation graphique) :</text:p>
            <text:p text:style-name="P40">- déterminer une valeur médiane de cette série et en donner la signification ;</text:p>
            <text:p text:style-name="P40">- déterminer des valeurs pour les premier et troisième quartiles et en donner la signification ;</text:p>
            <text:p text:style-name="P40">- déterminer son étendue.</text:p>
            <text:p text:style-name="P37">- Exprimer et exploiter les résultats de mesures d’une grandeur.</text:p>
          </table:table-cell>
          <table:table-cell table:style-name="Tableau11.C2" office:value-type="string">
            <text:p text:style-name="P38">Le travail est conduit aussi souvent que possible en <text:span text:style-name="T25">liaison avec les autres disciplines dans des situations </text:span>où les données sont exploitables par les élèves.</text:p>
            <text:p text:style-name="P37">L’utilisation d’un tableur permet d’avoir accès à des situations plus riches que celles qui peuvent être traitées « à la main ».</text:p>
            <text:p text:style-name="P37">La notion de dispersion est à relier, sur des exemples, au problème posé par la disparité des mesures d’une grandeur, lors d’une activité <text:span text:style-name="T25">expérimentale, en particulier en physique et chimie.</text:span></text:p>
          </table:table-cell>
        </table:table-row>
      </table:table>
      <text:p text:style-name="P3"/>
      <text:p text:style-name="P5">Compétences exigibles :</text:p>
      <text:list xml:id="list8419886135269043581" text:style-name="L13">
        <text:list-item>
          <text:p text:style-name="P57">Déterminer une valeur médiane d'une série statistique (liste, tableau, graphique) et en donner la signification.</text:p>
        </text:list-item>
        <text:list-item>
          <text:p text:style-name="P57">Déterminer les quartiles d'une série statistique (liste, tableau, graphique) et en donner la signification.</text:p>
        </text:list-item>
        <text:list-item>
          <text:p text:style-name="P57">Déterminer l'étendue d'une série statistique (liste, tableau, graphique).</text:p>
        </text:list-item>
        <text:list-item>
          <text:p text:style-name="P57">Exprimer et exploiter les résultats de mesures d'une grandeur (notion d'incertitude, validité, ...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OpenSymbol" svg:font-family="OpenSymbol"/>
    <style:font-face style:name="Tahoma1" svg:font-family="Tahoma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class="extra">
      <style:paragraph-properties fo:orphans="2" fo:widows="2"/>
      <style:text-properties fo:color="#000000" style:font-name="Times New Roman" fo:font-family="'Times New Roman'" style:font-family-generic="roman" style:font-pitch="variable" fo:font-size="9pt" fo:letter-spacing="-0.004cm" fo:language="fr" fo:country="FR" style:font-name-asian="Arial" style:font-family-asian="Arial" style:font-family-generic-asian="swiss" style:font-pitch-asian="variable" style:font-size-asian="9pt" style:font-name-complex="Calibri" style:font-family-complex="Calibri" style:font-family-generic-complex="swiss" style:font-pitch-complex="variable" style:font-size-complex="9pt" style:language-complex="ar" style:country-complex="SA"/>
    </style:style>
    <style:style style:name="math_20_4_20_compétence" style:display-name="math 4 compétence" style:family="paragraph" style:parent-style-name="Standard" style:class="text" style:master-page-name="">
      <style:paragraph-properties fo:margin-left="1cm" fo:margin-right="0cm" fo:text-indent="0cm" style:auto-text-indent="false" style:page-number="auto" fo:background-color="transparent">
        <style:background-image/>
      </style:paragraph-properties>
      <style:text-properties style:font-name="Verdana" fo:font-family="Verdana" style:font-style-name="Normal" style:font-family-generic="swiss" style:font-pitch="variable" fo:font-size="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math_20_4.1_20_compétence_20_au_20_socle" style:display-name="math 4.1 compétence au socle" style:family="text">
      <style:text-properties style:font-name="Verdana" fo:font-family="Verdana" style:font-style-name="Normal" style:font-family-generic="swiss" style:font-pitch="variable" fo:font-size="8pt" fo:background-color="#a8ffa0"/>
    </style:style>
    <style:style style:name="math_20_4.3_20_compétence_20_hors_20_socle" style:display-name="math 4.3 compétence hors socle" style:family="text">
      <style:text-properties style:font-name="Verdana" fo:font-family="Verdana" style:font-style-name="Normal" style:font-family-generic="swiss" style:font-pitch="variable" fo:font-size="8pt" fo:background-color="#ffb5b5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665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  <style:master-page style:name="Endnote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5T20:27:34.76</meta:creation-date>
    <meta:editing-duration>PT57S</meta:editing-duration>
    <meta:editing-cycles>5</meta:editing-cycles>
    <meta:generator>LibreOffice/4.2.8.2$Linux_X86_64 LibreOffice_project/420m0$Build-2</meta:generator>
    <dc:date>2015-06-05T18:05:30.475220358</dc:date>
    <meta:document-statistic meta:table-count="11" meta:image-count="6" meta:object-count="1" meta:page-count="6" meta:paragraph-count="229" meta:word-count="1251" meta:character-count="5936" meta:non-whitespace-character-count="4870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cm"/>
    </style:style>
    <style:style style:name="ro1" style:family="table-row">
      <style:table-row-properties style:row-height="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Impair" table:style-name="ta1" table:print="false">
        <table:table-column table:style-name="co1" table:number-columns-repeated="13" table:default-cell-style-name="ce1"/>
        <table:table-column table:style-name="co2" table:default-cell-style-name="ce3"/>
        <table:table-column table:style-name="co3" table:default-cell-style-name="ce3"/>
        <table:table-row table:style-name="ro1">
          <table:table-cell office:value-type="float" office:value="3">
            <text:p>3</text:p>
          </table:table-cell>
          <table:table-cell office:value-type="float" office:value="5.5">
            <text:p>5,5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45">
            <text:p>45</text:p>
          </table:table-cell>
          <table:table-cell office:value-type="float" office:value="12">
            <text:p>12</text:p>
          </table:table-cell>
          <table:table-cell office:value-type="float" office:value="14">
            <text:p>1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1">
            <text:p>1</text:p>
          </table:table-cell>
          <table:table-cell office:value-type="string">
            <text:p>Médiane :</text:p>
          </table:table-cell>
          <table:table-cell table:formula="of:=MEDIAN([.A1:.M1])" office:value-type="float" office:value="9">
            <text:p>9</text:p>
          </table:table-cell>
        </table:table-row>
        <table:table-row table:style-name="ro1">
          <table:table-cell table:style-name="ce2" office:value-type="string" table:number-columns-spanned="13" table:number-rows-spanned="1">
            <text:p>13 valeurs</text:p>
          </table:table-cell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covered-table-cell table:style-name="ce2"/>
          <table:table-cell office:value-type="string">
            <text:p>Moyenne :</text:p>
          </table:table-cell>
          <table:table-cell table:formula="of:=AVERAGE([.A1:.M1])" office:value-type="float" office:value="9.88461538461539">
            <text:p>9,88</text:p>
          </table:table-cell>
        </table:table-row>
      </table:table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01">01/04/2010</text:date>, <text:time>19:3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